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MT" svg:font-family="ArialMT" style:font-family-generic="swiss"/>
    <style:font-face style:name="TrebuchetMS" svg:font-family="TrebuchetMS"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style:use-window-font-color="true" style:font-name="Verdana"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2" style:family="paragraph" style:parent-style-name="Standard">
      <style:paragraph-properties style:line-height-at-least="0.25in" fo:text-align="start" style:justify-single-word="false" style:text-autospace="none"/>
      <style:text-properties style:use-window-font-color="true"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P3" style:family="paragraph" style:parent-style-name="Standard">
      <style:paragraph-properties style:line-height-at-least="0.25in" fo:text-align="start" style:justify-single-word="false" style:text-autospace="none"/>
      <style:text-properties style:use-window-font-color="true" style:font-name="Verdana" fo:font-size="15pt" fo:font-style="normal" fo:font-weight="bold" style:font-name-asian="Verdana" style:font-size-asian="15pt" style:font-style-asian="normal" style:font-weight-asian="bold" style:font-name-complex="Verdana" style:font-size-complex="15pt" style:font-style-complex="normal" style:font-weight-complex="bold"/>
    </style:style>
    <style:style style:name="P4" style:family="paragraph" style:parent-style-name="Standard">
      <style:paragraph-properties style:line-height-at-least="0.25in" fo:text-align="start" style:justify-single-word="false" style:text-autospace="none"/>
      <style:text-properties style:use-window-font-color="true" style:font-name="Verdana" fo:font-size="18pt" fo:font-style="normal" fo:font-weight="bold" style:font-name-asian="Verdana" style:font-size-asian="18pt" style:font-style-asian="normal" style:font-weight-asian="bold" style:font-name-complex="Verdana" style:font-size-complex="18pt" style:font-style-complex="normal" style:font-weight-complex="bold"/>
    </style:style>
    <style:style style:name="P5" style:family="paragraph" style:parent-style-name="Standard">
      <style:paragraph-properties style:line-height-at-least="0.222in" fo:text-align="start" style:justify-single-word="false" style:text-autospace="none"/>
      <style:text-properties style:use-window-font-color="true" style:font-name="TrebuchetMS" fo:font-size="21pt" fo:font-weight="bold" style:font-name-asian="TrebuchetMS" style:font-size-asian="21pt" style:font-weight-asian="bold" style:font-name-complex="TrebuchetMS" style:font-size-complex="21pt" style:font-weight-complex="bold"/>
    </style:style>
    <style:style style:name="P6" style:family="paragraph" style:parent-style-name="Standard">
      <style:paragraph-properties style:line-height-at-least="0.1665in" fo:text-align="start" style:justify-single-word="false" style:text-autospace="none"/>
      <style:text-properties style:use-window-font-color="true" style:font-name="ArialMT" fo:font-size="15pt" fo:font-weight="normal" style:font-name-asian="ArialMT" style:font-size-asian="15pt" style:font-weight-asian="normal" style:font-name-complex="ArialMT" style:font-size-complex="15pt" style:font-weight-complex="normal"/>
    </style:style>
    <style:style style:name="P7" style:family="paragraph" style:parent-style-name="Standard">
      <style:paragraph-properties style:line-height-at-least="0.3472in" fo:text-align="start" style:justify-single-word="false" style:text-autospace="none"/>
      <style:text-properties fo:color="#999999" style:font-name="Verdana" fo:font-size="16pt" fo:font-style="normal" fo:font-weight="normal" style:font-name-asian="Verdana" style:font-size-asian="16pt" style:font-style-asian="normal" style:font-weight-asian="normal" style:font-name-complex="Verdana" style:font-size-complex="16pt" style:font-style-complex="normal" style:font-weight-complex="normal"/>
    </style:style>
    <style:style style:name="P8" style:family="paragraph" style:parent-style-name="Standard">
      <style:text-properties fo:font-size="16pt" style:font-size-asian="16pt" style:font-size-complex="16pt"/>
    </style:style>
    <style:style style:name="P9" style:family="paragraph" style:parent-style-name="Standard">
      <style:paragraph-properties style:line-height-at-least="0.1665in" fo:text-align="start" style:justify-single-word="false" style:text-autospace="none"/>
    </style:style>
    <style:style style:name="P10" style:family="paragraph" style:parent-style-name="Standard">
      <style:paragraph-properties fo:margin-top="0in" fo:margin-bottom="0.25in" style:line-height-at-least="0.25in" fo:text-align="start" style:justify-single-word="false" style:text-autospace="none"/>
      <style:text-properties style:use-window-font-color="true" style:font-name="Verdana" fo:font-size="15pt" fo:font-style="italic" fo:font-weight="normal" style:font-name-asian="Verdana" style:font-size-asian="15pt" style:font-style-asian="italic" style:font-weight-asian="normal" style:font-name-complex="Verdana" style:font-size-complex="15pt" style:font-style-complex="italic" style:font-weight-complex="normal"/>
    </style:style>
    <style:style style:name="P11"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6pt" fo:font-style="normal" fo:font-weight="normal" style:font-name-asian="Verdana" style:font-size-asian="16pt" style:font-style-asian="normal" style:font-weight-asian="normal" style:font-name-complex="Verdana" style:font-size-complex="16pt" style:font-style-complex="normal" style:font-weight-complex="normal"/>
    </style:style>
    <style:style style:name="P12"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8pt" fo:font-style="normal" fo:font-weight="normal" style:font-name-asian="Verdana" style:font-size-asian="18pt" style:font-style-asian="normal" style:font-weight-asian="normal" style:font-name-complex="Verdana" style:font-size-complex="18pt" style:font-style-complex="normal" style:font-weight-complex="normal"/>
    </style:style>
    <style:style style:name="P13"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ArialMT" fo:font-size="20pt" fo:font-weight="normal" style:font-name-asian="ArialMT" style:font-size-asian="20pt" style:font-weight-asian="normal" style:font-name-complex="ArialMT" style:font-size-complex="20pt" style:font-weight-complex="normal"/>
    </style:style>
    <style:style style:name="P14"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TrebuchetMS" fo:font-size="25pt" fo:font-style="normal" fo:font-weight="bold" style:font-name-asian="TrebuchetMS" style:font-size-asian="25pt" style:font-style-asian="normal" style:font-weight-asian="bold" style:font-name-complex="TrebuchetMS" style:font-size-complex="25pt" style:font-style-complex="normal" style:font-weight-complex="bold"/>
    </style:style>
    <style:style style:name="P15"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P16"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style>
    <style:style style:name="P17" style:family="paragraph" style:parent-style-name="Standard">
      <style:paragraph-properties fo:margin-top="0in" fo:margin-bottom="0.0972in" style:line-height-at-least="0.278in" fo:text-align="start" style:justify-single-word="false" style:text-autospace="none"/>
    </style:style>
    <style:style style:name="P18" style:family="paragraph" style:parent-style-name="Standard">
      <style:paragraph-properties fo:margin-top="0in" fo:margin-bottom="0.0972in" style:line-height-at-least="0.278in" fo:text-align="start" style:justify-single-word="false" style:text-autospace="none"/>
      <style:text-properties style:use-window-font-color="true" style:font-name="ArialMT" fo:font-size="20pt" fo:font-weight="normal" style:font-name-asian="ArialMT" style:font-size-asian="20pt" style:font-weight-asian="normal" style:font-name-complex="ArialMT" style:font-size-complex="20pt" style:font-weight-complex="normal"/>
    </style:style>
    <style:style style:name="P19" style:family="paragraph" style:parent-style-name="Standard">
      <style:paragraph-properties fo:margin-left="0in" fo:margin-right="0in" style:line-height-at-least="0.25in" fo:text-align="start" style:justify-single-word="false" fo:text-indent="0in" style:auto-text-indent="false" style:text-autospace="none">
        <style:tab-stops>
          <style:tab-stop style:position="-0.3472in"/>
          <style:tab-stop style:position="0in"/>
        </style:tab-stops>
      </style:paragraph-properties>
      <style:text-properties style:use-window-font-color="true" style:font-name="Verdana" fo:font-size="18pt" fo:font-style="normal" fo:font-weight="bold" style:font-name-asian="Verdana" style:font-size-asian="18pt" style:font-style-asian="normal" style:font-weight-asian="bold" style:font-name-complex="Verdana" style:font-size-complex="18pt" style:font-style-complex="normal" style:font-weight-complex="bold"/>
    </style:style>
    <style:style style:name="P20" style:family="paragraph" style:parent-style-name="Standard">
      <style:paragraph-properties fo:margin-top="0in" fo:margin-bottom="0.1665in" style:line-height-at-least="0.25in" fo:text-align="start" style:justify-single-word="false" style:text-autospace="none"/>
      <style:text-properties fo:font-size="28pt" fo:font-weight="bold" style:font-size-asian="28pt" style:font-weight-asian="bold" style:font-size-complex="28pt" style:font-weight-complex="bold"/>
    </style:style>
    <style:style style:name="P21" style:family="paragraph" style:parent-style-name="Standard">
      <style:paragraph-properties style:line-height-at-least="0.25in" fo:text-align="start" style:justify-single-word="false" style:text-autospace="none"/>
      <style:text-properties style:use-window-font-color="true" style:font-name="TrebuchetMS" fo:font-size="25pt" fo:font-style="normal" fo:font-weight="bold" style:font-name-asian="TrebuchetMS" style:font-size-asian="25pt" style:font-style-asian="normal" style:font-weight-asian="bold" style:font-name-complex="TrebuchetMS" style:font-size-complex="25pt" style:font-style-complex="normal" style:font-weight-complex="bold"/>
    </style:style>
    <style:style style:name="P22" style:family="paragraph" style:parent-style-name="Standard" style:list-style-name="L1">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8pt" fo:font-style="normal" fo:font-weight="normal" style:font-name-asian="Verdana" style:font-size-asian="18pt" style:font-style-asian="normal" style:font-weight-asian="normal" style:font-name-complex="Verdana" style:font-size-complex="18pt" style:font-style-complex="normal" style:font-weight-complex="normal"/>
    </style:style>
    <style:style style:name="T1"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2"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style:style style:name="T3" style:family="text">
      <style:text-properties style:use-window-font-color="true" style:font-name="ArialMT" fo:font-size="15pt" fo:font-weight="normal" style:font-name-asian="ArialMT" style:font-size-asian="15pt" style:font-weight-asian="normal" style:font-name-complex="ArialMT" style:font-size-complex="15pt" style:font-weight-complex="normal"/>
    </style:style>
    <style:style style:name="T4" style:family="text">
      <style:text-properties style:use-window-font-color="true" style:font-name="ArialMT" fo:font-size="20pt" fo:font-weight="normal" style:font-name-asian="ArialMT" style:font-size-asian="20pt" style:font-weight-asian="normal" style:font-name-complex="ArialMT" style:font-size-complex="20pt" style:font-weight-complex="normal"/>
    </style:style>
    <style:style style:name="T5" style:family="text">
      <style:text-properties fo:color="#2f2f2f" style:font-name="ArialMT" fo:font-size="15pt" fo:font-weight="bold" style:font-name-asian="ArialMT" style:font-size-asian="15pt" style:font-weight-asian="bold" style:font-name-complex="ArialMT" style:font-size-complex="15pt" style:font-weight-complex="bold"/>
    </style:style>
    <style:style style:name="T6" style:family="text">
      <style:text-properties fo:color="#2f2f2f" style:font-name="ArialMT" fo:font-size="15pt" fo:font-weight="normal" style:font-name-asian="ArialMT" style:font-size-asian="15pt" style:font-weight-asian="normal" style:font-name-complex="ArialMT" style:font-size-complex="15pt" style:font-weight-complex="normal"/>
    </style:style>
    <style:style style:name="T7" style:family="text">
      <style:text-properties fo:color="#2f2f2f" style:font-name="ArialMT" fo:font-size="20pt" fo:font-weight="normal" style:font-name-asian="ArialMT" style:font-size-asian="20pt" style:font-weight-asian="normal" style:font-name-complex="ArialMT" style:font-size-complex="20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German Apple Pancake</text:p>
      <text:p text:style-name="P2">Serves 4</text:p>
      <text:p text:style-name="P2"/>
      <text:p text:style-name="P10">A 12-inch ovenproof skillet is necessary for this recipe; we highly recommend using a nonstick skillet for the sake of easy cleanup, but a regular skillet will work as well. You can also use a cast-iron pan; if you do, set the oven temperature to 425 degrees in step 1, and when cooking the apples in step 3, cook them only until just barely golden, about 6 minutes. Cast iron retains heat better than stainless steel, making the higher oven temperature unnecessary. For serving, dust the apple pancake with confectioners' sugar and pass warm maple syrup or caramel sauce separately, if desired.</text:p>
      <text:p text:style-name="P1">INGREDIENTS</text:p>
      <text:p text:style-name="P15"><text:span text:style-name="T1"><text:tab/> <text:s text:c="3"/>¾ <text:s text:c="4"/></text:span><text:span text:style-name="T2">cup unbleached all-purpose flour </text:span></text:p>
      <text:p text:style-name="P15"><text:span text:style-name="T1"><text:tab/><text:tab/>1 ½ </text:span><text:span text:style-name="T2">tablespoon granulated sugar</text:span></text:p>
      <text:p text:style-name="P15"><text:span text:style-name="T1"><text:tab/><text:tab/>¾ <text:s text:c="3"/></text:span><text:span text:style-name="T2">teaspoon table salt</text:span></text:p>
      <text:p text:style-name="P15"><text:span text:style-name="T1"><text:tab/><text:tab/>3 <text:s/></text:span><text:span text:style-name="T2"><text:s text:c="3"/>large eggs</text:span></text:p>
      <text:p text:style-name="P15"><text:span text:style-name="T1"><text:tab/><text:tab/>1 <text:s text:c="4"/></text:span><text:span text:style-name="T2">cup half-and-half</text:span></text:p>
      <text:p text:style-name="P15"><text:span text:style-name="T1"><text:tab/><text:tab/>1 ½ </text:span><text:span text:style-name="T2">teaspoon vanilla extract</text:span></text:p>
      <text:p text:style-name="P15"><text:span text:style-name="T1"><text:tab/><text:tab/>3 <text:s text:c="4"/></text:span><text:span text:style-name="T2">tablespoons unsalted butter</text:span></text:p>
      <text:p text:style-name="P15"><text:span text:style-name="T1"><text:tab/><text:tab/>2 <text:s text:c="4"/></text:span><text:span text:style-name="T2">pounds Granny Smith apples (4 to 5 large apples), <text:s/>peeled, quartered, cored, and cut into 1/2-inch-thick slices</text:span></text:p>
      <text:p text:style-name="P15"><text:span text:style-name="T1"><text:tab/><text:tab/>½ <text:s text:c="3"/></text:span><text:span text:style-name="T2">cup light brown sugar or dark brown sugar</text:span></text:p>
      <text:p text:style-name="P15"><text:span text:style-name="T1"><text:tab/><text:tab/>½ <text:s text:c="3"/></text:span><text:span text:style-name="T2">teaspoon ground cinnamon</text:span></text:p>
      <text:p text:style-name="P15"><text:span text:style-name="T1"><text:tab/><text:tab/>1 ½ </text:span><text:span text:style-name="T2">teaspoon lemon juice</text:span></text:p>
      <text:p text:style-name="P15"><text:span text:style-name="T1"><text:tab/><text:tab/></text:span><text:span text:style-name="T2">Confectioners' sugar for dusting</text:span></text:p>
      <text:p text:style-name="P3"><text:soft-page-break/></text:p>
      <text:p text:style-name="P4">INSTRUCTIONS</text:p>
      <text:p text:style-name="P12"><text:tab/><text:tab/>1. Adjust oven rack to upper-middle position; heat oven to 500 degrees. </text:p>
      <text:p text:style-name="P12"><text:tab/><text:tab/>2. Whisk to combine flour, granulated sugar, and salt in medium bowl. In second medium bowl, whisk eggs, half-and-half, and vanilla until combined. Add liquid ingredients to dry and whisk until no lumps remain, about 20 seconds; set batter aside.</text:p>
      <text:p text:style-name="P12"><text:tab/><text:tab/>3. Heat butter in 12-inch ovenproof nonstick skillet over medium-high heat until sizzling. Add apples, brown sugar, and cinnamon; cook, stirring frequently with heatproof rubber spatula, until apples are golden brown, about 10 minutes. Off heat, stir in lemon juice. </text:p>
      <text:p text:style-name="P12"><text:tab/><text:tab/>4. Working quickly, pour batter around edge of pan, then over apples. Place skillet in oven and immediately reduce oven temperature to 425 degrees; bake until pancake edges are brown and puffy and have risen above edges of skillet, about 18 minutes. </text:p>
      <text:list xml:id="list346100520" text:style-name="L1">
        <text:list-item>
          <text:list>
            <text:list-item>
              <text:list>
                <text:list-header>
                  <text:p text:style-name="P22">Using oven mitts to protect hands, remove hot skillet from oven and loosen pancake edges with heatproof rubber spatula; invert pancake onto serving platter. Dust with confectioners’ sugar, cut into wedges, and serve.</text:p>
                </text:list-header>
              </text:list>
            </text:list-item>
          </text:list>
        </text:list-item>
      </text:list>
      <text:p text:style-name="P14"/>
      <text:p text:style-name="P14"/>
      <text:p text:style-name="P19"/>
      <text:p text:style-name="P21"><text:soft-page-break/>Caramel Sauce</text:p>
      <text:p text:style-name="P9"><text:span text:style-name="T6">Serves:</text:span><text:span text:style-name="T5"> <text:s/></text:span><text:span text:style-name="T3">1 3/4 cups</text:span></text:p>
      <text:p text:style-name="P6"/>
      <text:p text:style-name="P5">Ingredients</text:p>
      <text:p text:style-name="P13">1 1/2 cups sugar</text:p>
      <text:p text:style-name="P13">1/3 cup water</text:p>
      <text:p text:style-name="P16"><text:span text:style-name="T4">1 1/4 to 1 1/2 cups </text:span><text:a xlink:type="simple" xlink:href="http://www.foodterms.com/encyclopedia/cream/index.html"><text:span text:style-name="T7">heavy cream</text:span></text:a></text:p>
      <text:p text:style-name="P16"><text:span text:style-name="T4">1/2 </text:span><text:a xlink:type="simple" xlink:href="http://www.foodterms.com/encyclopedia/vanilla/index.html"><text:span text:style-name="T7">vanilla bean</text:span></text:a><text:span text:style-name="T4"> or 1/2 teaspoon pure </text:span><text:a xlink:type="simple" xlink:href="http://www.foodterms.com/encyclopedia/extracts/index.html"><text:span text:style-name="T7">vanilla extract</text:span></text:a></text:p>
      <text:p text:style-name="P5">Directions</text:p>
      <text:p text:style-name="P17"><text:span text:style-name="T4">Mix the water and sugar in a large heavy-bottomed </text:span><text:a xlink:type="simple" xlink:href="http://www.foodterms.com/encyclopedia/saucepan/index.html"><text:span text:style-name="T7">saucepan</text:span></text:a><text:span text:style-name="T4">. Cover and cook over low heat until the sugar dissolves. Increase the heat and boil uncovered until the sugar turns a medium brown, about 5 to 7 minutes, stirring occasionally with a wooden spoon. Watch it carefully at the end, as it will go from </text:span><text:a xlink:type="simple" xlink:href="http://www.foodterms.com/encyclopedia/caramel/index.html"><text:span text:style-name="T7">caramel</text:span></text:a><text:span text:style-name="T4"> to burnt very quickly. Stand back to avoid splattering, and gradually add the cream and the seeds scraped from the vanilla bean (or vanilla extract). </text:span><text:span text:style-name="T7">Simmer </text:span><text:span text:style-name="T4">until the caramel dissolves and the sauce is smooth and thick, about 2 minutes. Serve warm.</text:span></text:p>
      <text:p text:style-name="P18"/>
      <text:p text:style-name="P11"/>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MT" svg:font-family="ArialMT" style:font-family-generic="swiss"/>
    <style:font-face style:name="TrebuchetMS" svg:font-family="TrebuchetMS"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3-04-05T20:53:14</meta:creation-date>
    <dc:date>2013-09-30T23:09:58</dc:date>
    <dc:creator>Robert Houk</dc:creator>
    <meta:editing-duration>PT00H34M37S</meta:editing-duration>
    <meta:editing-cycles>4</meta:editing-cycles>
    <meta:generator>OpenOffice.org/3.2$Unix OpenOffice.org_project/320m18$Build-9502</meta:generator>
    <meta:document-statistic meta:table-count="0" meta:image-count="0" meta:object-count="0" meta:page-count="3" meta:paragraph-count="31" meta:word-count="475" meta:character-count="2902"/>
  </office:meta>
</office:document-meta>
</file>